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IF([.A2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IF([.A3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IF([.A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IF([.A5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IF([.A6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IF([.A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IF([.A8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IF([.A9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IF([.A10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IF([.A11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IF([.A1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IF([.A13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IF([.A1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IF([.A15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IF([.A16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IF([.A17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IF([.A18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IF([.A19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IF([.A20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IF([.A21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IF([.A22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IF([.A23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IF([.A24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IF([.A25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IF([.A2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IF([.A2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IF([.A28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IF([.A29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IF([.A3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IF([.A31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IF([.A32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IF([.A33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IF([.A34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IF([.A35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IF([.A36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IF([.A3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IF([.A38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IF([.A39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IF([.A40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IF([.A41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IF([.A42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IF([.A43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IF([.A4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IF([.A45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IF([.A4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IF([.A4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IF([.A48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IF([.A49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IF([.A5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IF([.A51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IF([.A52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IF([.A53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IF([.A54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IF([.A55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IF([.A5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IF([.A57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IF([.A58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IF([.A59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IF([.A60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IF([.A61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IF([.A6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IF([.A63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IF([.A64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IF([.A65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IF([.A6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IF([.A6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IF([.A68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IF([.A69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IF([.A7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IF([.A71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IF([.A72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IF([.A73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IF([.A7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IF([.A75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IF([.A7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IF([.A77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IF([.A78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IF([.A79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IF([.A8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IF([.A81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IF([.A82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IF([.A83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IF([.A84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IF([.A85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IF([.A8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IF([.A8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IF([.A88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IF([.A89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IF([.A90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IF([.A91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IF([.A9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IF([.A93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IF([.A9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IF([.A95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IF([.A96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IF([.A9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IF([.A98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IF([.A99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IF([.A100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IF([.A101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IF([.A102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IF([.A103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IF([.A10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IF([.A105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IF([.A10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IF([.A10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IF([.A108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IF([.A109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IF([.A110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IF([.A111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IF([.A11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IF([.A113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IF([.A11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IF([.A115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IF([.A116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IF([.A117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IF([.A118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IF([.A119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IF([.A120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IF([.A121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IF([.A122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IF([.A123]&gt;0;1;0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IF([.A124]&gt;0;1;0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IF([.A125]&gt;0;1;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1:12:24.261244621</meta:creation-date>
    <dc:date>2023-05-26T20:55:39.233468047</dc:date>
    <meta:editing-duration>PT5M16S</meta:editing-duration>
    <meta:editing-cycles>4</meta:editing-cycles>
    <meta:generator>LibreOffice/7.3.7.2$Linux_X86_64 LibreOffice_project/30$Build-2</meta:generator>
    <meta:document-statistic meta:table-count="1" meta:cell-count="500" meta:object-count="0"/>
  </office:meta>
</office:document-meta>
</file>